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 style:data-style-name="N43">
      <style:table-cell-properties fo:background-color="#ff9999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Default">
      <style:table-cell-properties fo:background-color="#99ffcc"/>
    </style:style>
    <style:style style:name="ce22" style:family="table-cell" style:parent-style-name="Default">
      <style:table-cell-properties fo:background-color="#ff950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 office:value-type="string" office:string-value="FAIL" calcext:value-type="string">
            <text:p>FAIL</text:p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>
            <text:p/>
          </table:table-cell>
          <table:table-cell table:formula="of:= IF( AND( IF([.H331] = &quot;FAIL&quot;; 1; 0) ; IF([.I331] = &quot;&quot;;  1 ; 0); IF([.J331] = &quot;FAIL&quot;; 1; 0) ) ; [.A331] ; &quot;&quot;)" office:value-type="string" office:string-value="getitimer01" calcext:value-type="string">
            <text:p>getitime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 office:value-type="string" office:string-value="FAIL" calcext:value-type="string">
            <text:p>FAIL</text:p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>
            <text:p/>
          </table:table-cell>
          <table:table-cell table:formula="of:= IF( AND( IF([.H332] = &quot;FAIL&quot;; 1; 0) ; IF([.I332] = &quot;&quot;;  1 ; 0); IF([.J332] = &quot;FAIL&quot;; 1; 0) ) ; [.A332] ; &quot;&quot;)" office:value-type="string" office:string-value="getitimer02" calcext:value-type="string">
            <text:p>getitime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 office:value-type="string" office:string-value="FAIL" calcext:value-type="string">
            <text:p>FAIL</text:p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>
            <text:p/>
          </table:table-cell>
          <table:table-cell table:formula="of:= IF( AND( IF([.H333] = &quot;FAIL&quot;; 1; 0) ; IF([.I333] = &quot;&quot;;  1 ; 0); IF([.J333] = &quot;FAIL&quot;; 1; 0) ) ; [.A333] ; &quot;&quot;)" office:value-type="string" office:string-value="getitimer03" calcext:value-type="string">
            <text:p>getitime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>
            <text:p/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 office:value-type="string" office:string-value="FAIL" calcext:value-type="string">
            <text:p>FAIL</text:p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 office:value-type="string" office:string-value="FAIL" calcext:value-type="string">
            <text:p>FAIL</text:p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>
            <text:p/>
          </table:table-cell>
          <table:table-cell table:formula="of:= IF( AND( IF([.H894] = &quot;FAIL&quot;; 1; 0) ; IF([.I894] = &quot;&quot;;  1 ; 0); IF([.J894] = &quot;FAIL&quot;; 1; 0) ) ; [.A894] ; &quot;&quot;)" office:value-type="string" office:string-value="sethostname01" calcext:value-type="string">
            <text:p>sethostnam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 office:value-type="string" office:string-value="FAIL" calcext:value-type="string">
            <text:p>FAIL</text:p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>
            <text:p/>
          </table:table-cell>
          <table:table-cell table:formula="of:= IF( AND( IF([.H895] = &quot;FAIL&quot;; 1; 0) ; IF([.I895] = &quot;&quot;;  1 ; 0); IF([.J895] = &quot;FAIL&quot;; 1; 0) ) ; [.A895] ; &quot;&quot;)" office:value-type="string" office:string-value="sethostname02" calcext:value-type="string">
            <text:p>sethostnam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6]&amp;[Sheet1.C896]&amp;[Sheet1.D896]&amp;[Sheet1.E896]=&quot;PASSPASSPASSFAIL&quot;; &quot;FAIL&quot;; &quot;&quot;)" office:value-type="string" office:string-value="FAIL" calcext:value-type="string">
            <text:p>FAIL</text:p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6] = &quot;PASS&quot;; 1; 0) ; IF ([.J896] = &quot;FAIL&quot;; 1; 0)) ; [.A896] ; &quot;&quot;)">
            <text:p/>
          </table:table-cell>
          <table:table-cell table:formula="of:= IF( AND( IF([.H896] = &quot;FAIL&quot;; 1; 0) ; IF([.I896] = &quot;&quot;;  1 ; 0); IF([.J896] = &quot;FAIL&quot;; 1; 0) ) ; [.A896] ; &quot;&quot;)" office:value-type="string" office:string-value="sethostname03" calcext:value-type="string">
            <text:p>sethostname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7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8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8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9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9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900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0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901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1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2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3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5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5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6]=&quot;PASSPASSPASSFAIL&quot;; &quot;FAIL&quot;; &quot;&quot;)">
            <text:p/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7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7] = &quot;PASS&quot;; 1; 0) ; IF ([.J907] = &quot;FAIL&quot;; 1; 0)) ; [.A907] ; &quot;&quot;)">
            <text:p/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8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8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9]=&quot;PASSPASSPASSFAIL&quot;; &quot;FAIL&quot;; &quot;&quot;)">
            <text:p/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10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11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2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3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4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5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6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7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8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9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20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21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2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3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4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5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6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7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8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9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30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31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2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3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4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5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6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7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8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9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40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41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2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3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4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5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6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7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7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8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8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9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9] = &quot;PASS&quot;; 1; 0) ; IF ([.J949] = &quot;FAIL&quot;; 1; 0)) ; [.A949] ; &quot;&quot;)">
            <text:p/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50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51]=&quot;PASSPASSPASSFAIL&quot;; &quot;FAIL&quot;; &quot;&quot;)">
            <text:p/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2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3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4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4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5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6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6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7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8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8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9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60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0] = &quot;PASS&quot;; 1; 0) ; IF ([.J960] = &quot;FAIL&quot;; 1; 0)) ; [.A960] ; &quot;&quot;)">
            <text:p/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61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2]=&quot;PASSPASSPASSFAIL&quot;; &quot;FAIL&quot;; &quot;&quot;)">
            <text:p/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2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3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3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4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5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6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7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8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8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9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9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70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0] = &quot;FAIL&quot;; 1; 0)) ; [.A970] ; &quot;&quot;)">
            <text:p/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71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1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2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2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3]=&quot;PASSPASSPASSFAIL&quot;; &quot;FAIL&quot;; &quot;&quot;)">
            <text:p/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3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4]=&quot;PASSPASSPASSFAIL&quot;; &quot;FAIL&quot;; &quot;&quot;)">
            <text:p/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5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5] = &quot;PASS&quot;; 1; 0) ; IF ([.J975] = &quot;FAIL&quot;; 1; 0)) ; [.A975] ; &quot;&quot;)">
            <text:p/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6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7]=&quot;PASSPASSPASSFAIL&quot;; &quot;FAIL&quot;; &quot;&quot;)">
            <text:p/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8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8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9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80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80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81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2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3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4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5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6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7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8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9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90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0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91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1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2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2] = &quot;PASS&quot;; 1; 0) ; IF ([.J992] = &quot;FAIL&quot;; 1; 0)) ; [.A992] ; &quot;&quot;)">
            <text:p/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3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3] = &quot;PASS&quot;; 1; 0) ; IF ([.J993] = &quot;FAIL&quot;; 1; 0)) ; [.A993] ; &quot;&quot;)">
            <text:p/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4]=&quot;PASSPASSPASSFAIL&quot;; &quot;FAIL&quot;; &quot;&quot;)">
            <text:p/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5]=&quot;PASSPASSPASSFAIL&quot;; &quot;FAIL&quot;; &quot;&quot;)">
            <text:p/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6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6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7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8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8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9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1000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1001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2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3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4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5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6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7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8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9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10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3]=&quot;PASSPASSPASSFAIL&quot;; &quot;FAIL&quot;; &quot;&quot;)">
            <text:p/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4]=&quot;PASSPASSPASSFAIL&quot;; &quot;FAIL&quot;; &quot;&quot;)">
            <text:p/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4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5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5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6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7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7] = &quot;PASS&quot;; 1; 0) ; IF ([.J1017] = &quot;FAIL&quot;; 1; 0)) ; [.A1017] ; &quot;&quot;)">
            <text:p/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8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8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9]=&quot;PASSPASSPASSFAIL&quot;; &quot;FAIL&quot;; &quot;&quot;)">
            <text:p/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20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20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21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1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2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2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3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3] = &quot;PASS&quot;; 1; 0) ; IF ([.J1023] = &quot;FAIL&quot;; 1; 0)) ; [.A1023] ; &quot;&quot;)">
            <text:p/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4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5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6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7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8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9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30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31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2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3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4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5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6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7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8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9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40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41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2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3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4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5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5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6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6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7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8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9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9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50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51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1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2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2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3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4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5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6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7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9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9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60]=&quot;PASSPASSPASSFAIL&quot;; &quot;FAIL&quot;; &quot;&quot;)">
            <text:p/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0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61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1] = &quot;FAIL&quot;; 1; 0)) ; [.A1061] ; &quot;&quot;)">
            <text:p/>
          </table:table-cell>
          <table:table-cell table:formula="of:= IF( AND( IF([.H1060] = &quot;FAIL&quot;; 1; 0) ; IF([.I1061] = &quot;&quot;;  1 ; 0); IF([.J1061] = &quot;FAIL&quot;; 1; 0) ) ; [.A10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2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2] = &quot;FAIL&quot;; 1; 0)) ; [.A1062] ; &quot;&quot;)">
            <text:p/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3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4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4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5]=&quot;PASSPASSPASSFAIL&quot;; &quot;FAIL&quot;; &quot;&quot;)">
            <text:p/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6]=&quot;PASSPASSPASSFAIL&quot;; &quot;FAIL&quot;; &quot;&quot;)">
            <text:p/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7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8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8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9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9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70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71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2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3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4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4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5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5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6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7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8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9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80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81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2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3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4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5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6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7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9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90]=&quot;PASSPASSPASSFAIL&quot;; &quot;FAIL&quot;; &quot;&quot;)">
            <text:p/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91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2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3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4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5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6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7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8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9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100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0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101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1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2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2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3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3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4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6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8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9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10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11]=&quot;PASSPASSPASSFAIL&quot;; &quot;FAIL&quot;; &quot;&quot;)">
            <text:p/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2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3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4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5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6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7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8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9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9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0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21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1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2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3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4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5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6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7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7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8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8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9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9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30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0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31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2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3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4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5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5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6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6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7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7] = &quot;PASS&quot;; 1; 0) ; IF ([.J1137] = &quot;FAIL&quot;; 1; 0)) ; [.A1137] ; &quot;&quot;)">
            <text:p/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8] = &quot;PASS&quot;; 1; 0) ; IF ([.J1138] = &quot;FAIL&quot;; 1; 0)) ; [.A1138] ; &quot;&quot;)">
            <text:p/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9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40]=&quot;PASSPASSPASSFAIL&quot;; &quot;FAIL&quot;; &quot;&quot;)">
            <text:p/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0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41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1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2] = &quot;FAIL&quot;; 1; 0)) ; [.A1142] ; &quot;&quot;)">
            <text:p/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3] = &quot;FAIL&quot;; 1; 0)) ; [.A1143] ; &quot;&quot;)">
            <text:p/>
          </table:table-cell>
          <table:table-cell table:formula="of:= IF( AND( IF([.H1142] = &quot;FAIL&quot;; 1; 0) ; IF([.I1143] = &quot;&quot;;  1 ; 0); IF([.J1143] = &quot;FAIL&quot;; 1; 0) ) ; [.A1143] ; &quot;&quot;)" office:value-type="string" office:string-value="vhangup02" calcext:value-type="string">
            <text:p>vhangup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4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 office:value-type="string" office:string-value="vmsplice01" calcext:value-type="string">
            <text:p>vmsplic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5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6]=&quot;PASSPASSPASSFAIL&quot;; &quot;FAIL&quot;; &quot;&quot;)">
            <text:p/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7]=&quot;PASSPASSPASSFAIL&quot;; &quot;FAIL&quot;; &quot;&quot;)">
            <text:p/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8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9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50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51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2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2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3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4] = &quot;PASS&quot;; 1; 0) ; IF ([.J1154] = &quot;FAIL&quot;; 1; 0)) ; [.A1154] ; &quot;&quot;)">
            <text:p/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1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2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3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4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5]=&quot;PASSPASSPASSFAIL&quot;; &quot;FAIL&quot;; &quot;&quot;)">
            <text:p/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6]=&quot;PASSPASSPASSFAIL&quot;; &quot;FAIL&quot;; &quot;&quot;)">
            <text:p/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7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8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9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70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71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2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3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3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4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4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5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5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6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6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81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2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3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3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4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5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5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6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8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8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9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9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90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91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2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3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4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5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6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7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8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9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9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200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00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5" calcext:value-type="float">
            <text:p>115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8"/>
        <table:table-column table:style-name="co2" table:default-cell-style-name="ce18"/>
        <table:table-column table:style-name="co20" table:default-cell-style-name="ce20"/>
        <table:table-column table:style-name="co2" table:number-columns-repeated="4" table:default-cell-style-name="ce20"/>
        <table:table-column table:style-name="co2" table:number-columns-repeated="2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19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fsetxattr01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 <text:s text:c="18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 <text:s text:c="15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 <text:s text:c="26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 <text:s text:c="23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fgetxattr01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flistxattr01 <text:s text:c="21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flistxattr02 <text:s text:c="21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flistxattr03 <text:s text:c="21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fremovexattr01 <text:s text:c="19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 <text:s text:c="25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4 <text:s text:c="22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getxattr01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getxattr02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istxattr01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istxattr02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istxattr03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listxattr01 <text:s text:c="21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listxattr02 <text:s text:c="21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listxattr03 <text:s text:c="21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removexattr01 <text:s text:c="19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preadv01 <text:s text:c="25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preadv01_64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preadv02 <text:s text:c="25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preadv02_64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 <text:s text:c="18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1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1 <text:s text:c="20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2 <text:s text:c="20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ethostname03 <text:s text:c="20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splice01 <text:s text:c="25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0"/>
          <table:table-cell table:style-name="ce22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splice03 <text:s text:c="25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0"/>
          <table:table-cell table:style-name="ce22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splice04 <text:s text:c="25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0"/>
          <table:table-cell table:style-name="ce22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tee01 <text:s text:c="28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0"/>
          <table:table-cell table:style-name="ce22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tee02 <text:s text:c="28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0"/>
          <table:table-cell table:style-name="ce22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5 <text:s text:c="24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/00/0000</text:date>, <text:time style:data-style-name="N2" text:time-value="11:59:19.102075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03T16:58:33.244705467</dc:date>
    <meta:editing-duration>P2DT7H51M57S</meta:editing-duration>
    <meta:editing-cycles>33</meta:editing-cycles>
    <meta:generator>LibreOffice/5.1.6.2$Linux_X86_64 LibreOffice_project/10m0$Build-2</meta:generator>
    <meta:document-statistic meta:table-count="2" meta:cell-count="14738" meta:object-count="0"/>
  </office:meta>
</office:document-meta>
</file>